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aruda, FreeSans, sans-serif"/>
    <style:font-face style:name="NexusSerif" svg:font-family="NexusSerif, Georgia, serif"/>
    <style:font-face style:name="Open Sans" svg:font-family="'Open Sans', Helvetica, Arial, sans-serif"/>
    <style:font-face style:name="Courier New" svg:font-family="'Courier New'" style:font-family-generic="modern"/>
    <style:font-face style:name="KaiTi_GB2312" svg:font-family="KaiTi_GB2312, 'Microsoft YaHei'" style:font-family-generic="modern"/>
    <style:font-face style:name="MS Mincho" svg:font-family="'MS Mincho', 'Yu Gothic'" style:font-family-generic="roman"/>
    <style:font-face style:name="Noto Sans Devanagari1" svg:font-family="'Noto Sans Devanagari'" style:font-family-generic="swiss"/>
    <style:font-face style:name="PMingLiU" svg:font-family="PMingLiU, 新細明體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fo:font-weight="bold" style:font-name-asian="KaiTi_GB2312" style:font-size-asian="15pt" style:font-weight-asian="bold" style:font-size-complex="15pt"/>
    </style:style>
    <style:style style:name="P2" style:family="paragraph" style:parent-style-name="Standard">
      <style:paragraph-properties fo:line-height="100%"/>
      <style:text-properties fo:font-size="12pt" fo:letter-spacing="-0.0016in" style:font-size-asian="12pt"/>
    </style:style>
    <style:style style:name="P3" style:family="paragraph" style:parent-style-name="Standard">
      <style:paragraph-properties fo:line-height="100%"/>
      <style:text-properties fo:font-size="12pt" fo:letter-spacing="-0.0016in" officeooo:paragraph-rsid="0010f78c" style:font-size-asian="12pt"/>
    </style:style>
    <style:style style:name="P4" style:family="paragraph" style:parent-style-name="Standard">
      <style:paragraph-properties fo:line-height="100%"/>
      <style:text-properties fo:font-size="12pt" fo:letter-spacing="-0.0016in" officeooo:rsid="0010f78c" officeooo:paragraph-rsid="0010f78c" style:font-size-asian="12pt"/>
    </style:style>
    <style:style style:name="P5" style:family="paragraph" style:parent-style-name="Standard" style:list-style-name="L1">
      <style:paragraph-properties fo:line-height="100%"/>
      <style:text-properties fo:font-size="12pt" fo:letter-spacing="-0.0016in" officeooo:rsid="0010f78c" officeooo:paragraph-rsid="0010f78c" style:font-size-asian="12pt"/>
    </style:style>
    <style:style style:name="P6" style:family="paragraph" style:parent-style-name="Standard">
      <style:paragraph-properties fo:line-height="150%"/>
      <style:text-properties fo:font-size="12pt" fo:font-weight="normal" style:font-name-asian="KaiTi_GB231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officeooo:rsid="0010f78c" officeooo:paragraph-rsid="0010f78c" style:font-name-asian="KaiTi_GB231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fo:font-size="12pt" fo:font-weight="normal" style:font-name-asian="KaiTi_GB231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00%"/>
      <style:text-properties officeooo:paragraph-rsid="0010f78c"/>
    </style:style>
    <style:style style:name="P10" style:family="paragraph" style:parent-style-name="Standard" style:master-page-name="Standard">
      <style:paragraph-properties fo:line-height="150%" style:page-number="auto"/>
      <style:text-properties fo:font-size="15pt" fo:font-weight="bold" style:font-name-asian="KaiTi_GB2312" style:font-size-asian="15pt" style:font-weight-asian="bold" style:font-size-complex="15pt"/>
    </style:style>
    <style:style style:name="P11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fo:font-size="12pt" fo:letter-spacing="-0.0016in" style:font-size-asian="12pt"/>
    </style:style>
    <style:style style:name="P12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</style:style>
    <style:style style:name="P13" style:family="paragraph" style:parent-style-name="Header">
      <style:paragraph-properties fo:line-height="150%" style:snap-to-layout-grid="tru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Header">
      <style:paragraph-properties fo:line-height="150%" style:snap-to-layout-grid="true">
        <style:tab-stops>
          <style:tab-stop style:position="0.2957in"/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Header">
      <style:paragraph-properties fo:line-height="150%" style:snap-to-layout-grid="tru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  <style:text-properties officeooo:rsid="0010f78c" officeooo:paragraph-rsid="0010f78c"/>
    </style:style>
    <style:style style:name="P16" style:family="paragraph" style:parent-style-name="Header">
      <style:paragraph-properties fo:line-height="100%" style:snap-to-layout-grid="true">
        <style:tab-stops>
          <style:tab-stop style:position="0.2957in"/>
          <style:tab-stop style:position="2.9528in" style:type="center"/>
          <style:tab-stop style:position="5.9055in" style:type="right"/>
        </style:tab-stops>
      </style:paragraph-properties>
      <style:text-properties officeooo:rsid="0010f78c" officeooo:paragraph-rsid="0010f78c"/>
    </style:style>
    <style:style style:name="P17" style:family="paragraph" style:parent-style-name="Header">
      <style:paragraph-properties fo:line-height="100%" style:snap-to-layout-grid="tru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  <style:text-properties officeooo:rsid="0010f78c" officeooo:paragraph-rsid="0010f78c"/>
    </style:style>
    <style:style style:name="P18" style:family="paragraph" style:parent-style-name="Header">
      <style:paragraph-properties fo:line-height="100%" style:snap-to-layout-grid="true">
        <style:tab-stops>
          <style:tab-stop style:position="0.2957in"/>
          <style:tab-stop style:position="2.9528in" style:type="center"/>
          <style:tab-stop style:position="5.9055in" style:type="right"/>
        </style:tab-stops>
      </style:paragraph-properties>
    </style:style>
    <style:style style:name="P19" style:family="paragraph" style:parent-style-name="Header">
      <style:paragraph-properties fo:line-height="100%" style:snap-to-layout-grid="tru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  <style:text-properties officeooo:paragraph-rsid="0010f78c"/>
    </style:style>
    <style:style style:name="P20" style:family="paragraph" style:parent-style-name="Header">
      <style:paragraph-properties fo:margin-left="0in" fo:margin-right="0in" fo:line-height="150%" fo:text-indent="0.1638in" style:auto-text-indent="false" style:snap-to-layout-grid="true">
        <style:tab-stops>
          <style:tab-stop style:position="0.2957in"/>
          <style:tab-stop style:position="2.9528in" style:type="center"/>
          <style:tab-stop style:position="5.9055in" style:type="right"/>
        </style:tab-stops>
      </style:paragraph-properties>
      <style:text-properties fo:letter-spacing="-0.0016in" style:font-name-asian="SimSun" style:language-asian="zh" style:country-asian="CN"/>
    </style:style>
    <style:style style:name="P21" style:family="paragraph" style:parent-style-name="Header">
      <style:paragraph-properties fo:margin-left="0in" fo:margin-right="0in" fo:line-height="100%" fo:text-indent="0in" style:auto-text-indent="false" style:snap-to-layout-grid="true">
        <style:tab-stops>
          <style:tab-stop style:position="0.2957in"/>
          <style:tab-stop style:position="2.9528in" style:type="center"/>
          <style:tab-stop style:position="5.9055in" style:type="right"/>
        </style:tab-stops>
      </style:paragraph-properties>
      <style:text-properties fo:letter-spacing="-0.0016in" style:font-name-asian="SimSun" style:language-asian="zh" style:country-asian="CN"/>
    </style:style>
    <style:style style:name="T1" style:family="text">
      <style:text-properties fo:font-size="12pt" style:font-name-asian="KaiTi_GB2312" style:font-size-asian="12pt"/>
    </style:style>
    <style:style style:name="T2" style:family="text">
      <style:text-properties fo:font-size="12pt" fo:letter-spacing="-0.0016in" fo:font-weight="normal" style:letter-kerning="true" style:font-size-asian="12pt" style:font-weight-asian="normal" style:font-size-complex="12pt"/>
    </style:style>
    <style:style style:name="T3" style:family="text">
      <style:text-properties fo:font-size="12pt" fo:letter-spacing="-0.0016in" fo:font-weight="normal" officeooo:rsid="0010f78c" style:letter-kerning="true" style:font-size-asian="12pt" style:font-weight-asian="normal" style:font-size-complex="12pt"/>
    </style:style>
    <style:style style:name="T4" style:family="text">
      <style:text-properties fo:font-size="12pt" fo:letter-spacing="-0.0016in" officeooo:rsid="0010f78c" style:font-size-asian="12pt"/>
    </style:style>
    <style:style style:name="T5" style:family="text">
      <style:text-properties style:font-name-asian="SimSun" style:language-asian="zh" style:country-asian="CN"/>
    </style:style>
    <style:style style:name="T6" style:family="text">
      <style:text-properties style:font-name-asian="SimSun" style:language-asian="zh" style:country-asian="CN"/>
    </style:style>
    <style:style style:name="T7" style:family="text">
      <style:text-properties officeooo:rsid="0010f78c" style:font-name-asian="SimSun" style:language-asian="zh" style:country-asian="CN"/>
    </style:style>
    <style:style style:name="T8" style:family="text">
      <style:text-properties officeooo:rsid="0010f78c" style:font-name-asian="SimSun" style:language-asian="zh" style:country-asian="CN"/>
    </style:style>
    <style:style style:name="T9" style:family="text">
      <style:text-properties fo:font-weight="normal" style:letter-kerning="true" style:font-weight-asian="normal" style:font-size-complex="12pt"/>
    </style:style>
    <style:style style:name="T10" style:family="text">
      <style:text-properties fo:font-weight="normal" officeooo:rsid="0010f78c" style:letter-kerning="true" style:font-weight-asian="normal" style:font-size-complex="12pt"/>
    </style:style>
    <style:style style:name="T11" style:family="text">
      <style:text-properties fo:letter-spacing="-0.0016in" style:font-name-asian="SimSun" style:language-asian="zh" style:country-asian="CN"/>
    </style:style>
    <style:style style:name="T12" style:family="text">
      <style:text-properties officeooo:rsid="0010f78c"/>
    </style:style>
    <style:style style:name="T1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ver letter </text:p>
      <text:p text:style-name="P1"/>
      <text:p text:style-name="P8"><text:span text:style-name="T12">Brian Fath,</text:span> <text:span text:style-name="T12">Professor</text:span></text:p>
      <text:p text:style-name="P8">Editor-in-Chief</text:p>
      <text:p text:style-name="P7">Ecological Modelling</text:p>
      <text:p text:style-name="P8">Elsevier B.V. Registered Office: </text:p>
      <text:p text:style-name="P8">Radarweg 29, 1043 NX Amsterdam, The Netherlands, </text:p>
      <text:p text:style-name="P8">Registered in The Netherlands, Registration No. 33156677, BTW No. NL 005033019B01.</text:p>
      <text:p text:style-name="P6"><text:span text:style-name="T12">April</text:span> <text:span text:style-name="T12">02 2018</text:span></text:p>
      <text:p text:style-name="P6"/>
      <text:p text:style-name="P6">Dear <text:span text:style-name="T12">Prof. Fath,</text:span></text:p>
      <text:p text:style-name="P12"><text:span text:style-name="T2">I am submitting a manuscript for consideration of publication </text:span><text:span text:style-name="T3">as a research paper </text:span><text:span text:style-name="T2">in </text:span><text:span text:style-name="T3">the journal “Ecological Modelling”</text:span><text:span text:style-name="T2">. The manuscript is entitled “Performance evaluation and hyperparameter tuning of statistical and machine-learning models using spatial data”.</text:span></text:p>
      <text:p text:style-name="P11"><text:span text:style-name="T9"/></text:p>
      <text:p text:style-name="P4">By comparing various widely used statistical and machine-learning algorithms on spatial data we show the importance of accounting for spatial autocorrelation in cross-validation. Additionally, we conducted the first analysis (to our knowledge) on comparing spatial and non-spatial hyperparameter tuning for machine-learning algorithms.</text:p>
      <text:p text:style-name="P4"/>
      <text:p text:style-name="P4">Our findings show that it is essential to account for spatial data not only during performance evaluation but also for the hyperparameter tuning step.</text:p>
      <text:p text:style-name="P3"><text:span text:style-name="T12">Moreover we integrated the possibility to perform spatial cross-validation for both performance evaluation and hyperparameter tuning in the R package ‘mlr’ <text:s/>to make this methodology easily available for other studies.</text:span></text:p>
      <text:p text:style-name="P3"/>
      <text:p text:style-name="P3"><text:span text:style-name="T12">This work</text:span> has been published <text:span text:style-name="T12">previously as a preprint on arxiv.org and is accessible via the following link: </text:span><text:a xlink:type="simple" xlink:href="https://arxiv.org/abs/1803.11266" text:style-name="Internet_20_link" text:visited-style-name="Visited_20_Internet_20_Link"><text:span text:style-name="T12">https://arxiv.org/abs/1803.11266</text:span></text:a><text:span text:style-name="T12">. It has not been</text:span> submitted simultaneously for publication elsewhere.</text:p>
      <text:p text:style-name="P3"/>
      <text:p text:style-name="P4">We are suggesting the following potential reviewers: </text:p>
      <text:p text:style-name="P4"/>
      <text:list xml:id="list147568035" text:style-name="L1">
        <text:list-item>
          <text:p text:style-name="P5">Hannah Meyer, <text:s/>Department of physical Geography, University of Marburg, hanna.meyer@geo.uni-marburg.de</text:p>
        </text:list-item>
        <text:list-item>
          <text:p text:style-name="P9"><text:span text:style-name="T4">David Roberts, Department of Biometry and Environmental System Analysis, </text:span><text:soft-page-break/><text:span text:style-name="T4">University of Freiburg, droxroberts@gmail.com</text:span></text:p>
        </text:list-item>
        <text:list-item>
          <text:p text:style-name="P5">Christian Geiss, German Aerospace Center, christian.geiss@dlr.de</text:p>
        </text:list-item>
        <text:list-item>
          <text:p text:style-name="P5">Carsten Dormann, Department of Biometry and Environmental System Analysis,, University of Freiburg, carsten.dormann@biom.uni-freiburg.de</text:p>
        </text:list-item>
      </text:list>
      <text:p text:style-name="P4"/>
      <text:p text:style-name="P4"/>
      <text:p text:style-name="P2">Each named author <text:span text:style-name="T12">of this manuscript</text:span> has substantially contributed to conducting the underlying research and drafting this manuscript. Additionally, to the best of our knowledge, the named authors have no conflict of interest, financial or otherwise.</text:p>
      <text:p text:style-name="P2"/>
      <text:p text:style-name="P21">Thank you very much for your consideration.</text:p>
      <text:p text:style-name="P20"><text:span text:style-name="T11"/></text:p>
      <text:p text:style-name="P18"><text:span text:style-name="T5">Yours </text:span>Sincerely,</text:p>
      <text:p text:style-name="P16"><text:span text:style-name="T5">Patrick Schratz</text:span></text:p>
      <text:p text:style-name="P17">Department of Geography, GIScience group</text:p>
      <text:p text:style-name="P17">Friedrich-Schiller-University Jena</text:p>
      <text:p text:style-name="P19"><text:span text:style-name="T1">Grietgasse 6, 07743, Jena, Germany <text:s text:c="2"/></text:span></text:p>
      <text:p text:style-name="P17"><text:span text:style-name="T1">E-Mail: patrick.schratz@uni-jena.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aruda, FreeSans, sans-serif"/>
    <style:font-face style:name="NexusSerif" svg:font-family="NexusSerif, Georgia, serif"/>
    <style:font-face style:name="Open Sans" svg:font-family="'Open Sans', Helvetica, Arial, sans-serif"/>
    <style:font-face style:name="Courier New" svg:font-family="'Courier New'" style:font-family-generic="modern"/>
    <style:font-face style:name="KaiTi_GB2312" svg:font-family="KaiTi_GB2312, 'Microsoft YaHei'" style:font-family-generic="modern"/>
    <style:font-face style:name="MS Mincho" svg:font-family="'MS Mincho', 'Yu Gothic'" style:font-family-generic="roman"/>
    <style:font-face style:name="Noto Sans Devanagari1" svg:font-family="'Noto Sans Devanagari'" style:font-family-generic="swiss"/>
    <style:font-face style:name="PMingLiU" svg:font-family="PMingLiU, 新細明體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.2165in" fo:text-align="center" style:justify-single-word="false" style:vertical-align="baseline">
        <style:tab-stops>
          <style:tab-stop style:position="3.9374in"/>
        </style:tab-stops>
      </style:paragraph-properties>
      <style:text-properties fo:font-size="14pt" fo:font-weight="bold" style:letter-kerning="false" style:font-size-asian="14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 fo:text-align="start" style:justify-single-word="false" fo:orphans="2" fo:widows="2"/>
      <style:text-properties style:font-name="SimSun" fo:font-family="SimSun, 宋体" style:font-pitch="variable" fo:font-size="13.5pt" fo:font-weight="bold" style:letter-kerning="false" style:font-size-asian="13.5pt" style:font-weight-asian="bold" style:font-name-complex="SimSun" style:font-family-complex="SimSun, 宋体" style:font-pitch-complex="variable" style:font-size-complex="13.5pt" style:font-weight-complex="bold"/>
    </style:style>
    <style:style style:name="NormalParagraphStyle" style:family="paragraph" style:parent-style-name="Standard">
      <style:paragraph-properties fo:line-height="120%" style:text-autospace="none" style:vertical-align="middle"/>
      <style:text-properties fo:color="#000000" style:font-name="SimSun" fo:font-family="SimSun, 宋体" style:font-pitch="variable" fo:font-size="12pt" fo:language="zh" fo:country="CN" style:letter-kerning="false" style:font-size-asian="12pt" style:font-name-complex="SimSun" style:font-family-complex="SimSun, 宋体" style:font-pitch-complex="variable"/>
    </style:style>
    <style:style style:name="Comment_20_Text" style:display-name="Comment Text" style:family="paragraph" style:parent-style-name="Standard">
      <style:paragraph-properties fo:text-align="start" style:justify-single-word="false"/>
    </style:style>
    <style:style style:name="Text_20_body_20_indent" style:display-name="Text body indent" style:family="paragraph" style:parent-style-name="Standard" style:class="text">
      <style:paragraph-properties fo:margin-left="0in" fo:margin-right="0in" style:line-height-at-least="0.2165in" fo:text-indent="0.2917in" style:auto-text-indent="false" style:vertical-align="baseline"/>
      <style:text-properties fo:font-size="12pt" style:letter-kerning="false" style:font-size-asian="12pt" style:font-size-complex="10pt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 style:vertical-align="baseline"/>
      <style:text-properties fo:font-size="12pt" style:letter-kerning="false" style:font-size-asian="12pt" style:font-size-complex="10pt"/>
    </style:style>
    <style:style style:name="Footer" style:family="paragraph" style:parent-style-name="Standard" style:class="extra">
      <style:paragraph-properties style:line-height-at-least="0.1665in" fo:text-align="start" style:justify-single-word="false" style:vertical-align="baseli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letter-kerning="false" style:font-size-asian="9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2pt" style:font-name-asian="MS Mincho" style:font-family-asian="'MS Mincho', 'Yu Gothic'" style:font-family-generic-asian="roman" style:font-size-asian="12pt" style:language-asian="ja" style:country-asian="JP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efault" style:family="paragraph">
      <style:paragraph-properties fo:orphans="0" fo:widows="0" style:text-autospace="none"/>
      <style:text-properties fo:color="#000000" style:font-name="Calibri" fo:font-family="Calibri" style:font-family-generic="swiss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asian="PMingLiU" style:font-family-asian="PMingLiU, 新細明體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text-position="0% 100%" style:font-name="Times New Roman" fo:font-family="'Times New Roman'" style:font-family-generic="roman" style:font-pitch="variable" fo:font-size="10.5pt" fo:letter-spacing="normal" fo:font-style="normal" fo:font-weight="normal" style:font-size-asian="10.5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Balloon_20_Text_20_Char" style:display-name="Balloon Text Char" style:family="text">
      <style:text-properties fo:font-size="9pt" style:letter-kerning="true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1in" fo:margin-bottom="0.689in" fo:margin-left="1in" fo:margin-right="1in" style:writing-mode="lr-tb" style:layout-grid-color="#c0c0c0" style:layout-grid-lines="39" style:layout-grid-base-height="0.252in" style:layout-grid-ruby-height="0in" style:layout-grid-mode="line" style:layout-grid-ruby-below="false" style:layout-grid-print="false" style:layout-grid-display="false" style:layout-grid-base-width="0.140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1in" fo:margin-top="0.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0.689in" fo:margin-left="0.9846in" fo:margin-right="0.9846in" style:writing-mode="lr-tb" style:layout-grid-color="#c0c0c0" style:layout-grid-lines="38" style:layout-grid-base-height="0.252in" style:layout-grid-ruby-height="0in" style:layout-grid-mode="line" style:layout-grid-ruby-below="false" style:layout-grid-print="false" style:layout-grid-display="false" style:layout-grid-base-width="0.140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1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Convert_20_1" style:display-name="Convert 1" style:page-layout-name="Mpm2">
      <style:footer>
        <text:p text:style-name="Footer"><draw:frame draw:style-name="Mfr1" draw:name="Frame2" text:anchor-type="paragraph" svg:y="0.0008in" draw:z-index="0"><draw:text-box fo:min-height="0.0228in" fo:min-width="0in"><text:p text:style-name="Footer"><text:span text:style-name="Page_20_Number"><text:page-number text:select-page="current">1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letter</dc:title>
    <dc:subject/>
    <meta:keyword/>
    <meta:initial-creator>Lenovo User</meta:initial-creator>
    <meta:creation-date>2018-01-16T09:34:00</meta:creation-date>
    <dc:date>2018-04-02T20:47:43.750572651</dc:date>
    <meta:editing-cycles>6</meta:editing-cycles>
    <meta:editing-duration>PT2H11M9S</meta:editing-duration>
    <meta:generator>LibreOffice/6.0.2.1.0$Linux_X86_64 LibreOffice_project/00m0$Build-1</meta:generator>
    <meta:document-statistic meta:table-count="0" meta:image-count="0" meta:object-count="0" meta:page-count="2" meta:paragraph-count="29" meta:word-count="311" meta:character-count="2385" meta:non-whitespace-character-count="2098"/>
    <meta:template xlink:type="simple" xlink:actuate="onRequest" xlink:title="Normal" xlink:href=""/>
  </office:meta>
</office:document-meta>
</file>